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Tahoma" svg:font-family="Tahoma" style:font-family-generic="system" style:font-pitch="variable"/>
  </office:font-face-decls>
  <office:automatic-styles>
    <style:style style:name="P1" style:family="paragraph" style:parent-style-name="Standard">
      <style:text-properties style:font-name="Liberation Serif" officeooo:rsid="00065652" officeooo:paragraph-rsid="000e96d4"/>
    </style:style>
    <style:style style:name="P2" style:family="paragraph" style:parent-style-name="Standard">
      <style:text-properties style:font-name="Liberation Serif" officeooo:paragraph-rsid="000e96d4"/>
    </style:style>
    <style:style style:name="P3" style:family="paragraph" style:parent-style-name="Standard">
      <style:text-properties style:font-name="Liberation Serif" officeooo:paragraph-rsid="001154a6"/>
    </style:style>
    <style:style style:name="P4" style:family="paragraph" style:parent-style-name="Standard">
      <style:text-properties style:font-name="Liberation Serif" fo:font-size="28pt" fo:font-weight="normal" officeooo:rsid="00065652" officeooo:paragraph-rsid="001154a6" style:font-size-asian="28pt" style:font-weight-asian="normal" style:font-size-complex="28pt" style:font-weight-complex="normal"/>
    </style:style>
    <style:style style:name="P5" style:family="paragraph" style:parent-style-name="Standard">
      <style:text-properties officeooo:paragraph-rsid="000e96d4"/>
    </style:style>
    <style:style style:name="P6" style:family="paragraph" style:parent-style-name="Standard">
      <style:text-properties fo:color="#000000" loext:opacity="100%" style:font-name="Liberation Serif" fo:letter-spacing="normal" officeooo:paragraph-rsid="000e96d4"/>
    </style:style>
    <style:style style:name="P7" style:family="paragraph" style:parent-style-name="Standard">
      <style:text-properties fo:font-size="16pt" style:font-size-asian="16pt" style:font-size-complex="16pt"/>
    </style:style>
    <style:style style:name="P8" style:family="paragraph" style:parent-style-name="Standard">
      <style:text-properties fo:font-size="16pt" officeooo:paragraph-rsid="0016024f" style:font-size-asian="16pt" style:font-size-complex="16pt"/>
    </style:style>
    <style:style style:name="P9" style:family="paragraph" style:parent-style-name="Standard">
      <style:text-properties fo:font-size="16pt" fo:font-weight="bold" style:font-size-asian="16pt" style:font-weight-asian="bold" style:font-size-complex="16pt" style:font-weight-complex="bold"/>
    </style:style>
    <style:style style:name="P10" style:family="paragraph" style:parent-style-name="Standard">
      <style:text-properties fo:font-size="20pt" fo:font-weight="bold" officeooo:paragraph-rsid="000e96d4" style:font-size-asian="20pt" style:font-weight-asian="bold" style:font-size-complex="20pt" style:font-weight-complex="bold"/>
    </style:style>
    <style:style style:name="P11" style:family="paragraph" style:parent-style-name="Standard">
      <style:text-properties fo:font-size="20pt" fo:font-weight="bold" style:font-size-asian="20pt" style:font-weight-asian="bold" style:font-size-complex="20pt" style:font-weight-complex="bold"/>
    </style:style>
    <style:style style:name="P12" style:family="paragraph" style:parent-style-name="Standard">
      <style:text-properties fo:font-size="20pt" style:font-size-asian="20pt" style:font-size-complex="20pt"/>
    </style:style>
    <style:style style:name="P13" style:family="paragraph" style:parent-style-name="Standard">
      <style:text-properties fo:font-size="18pt" fo:font-weight="bold" style:font-size-asian="18pt" style:font-weight-asian="bold" style:font-size-complex="18pt" style:font-weight-complex="bold"/>
    </style:style>
    <style:style style:name="P14" style:family="paragraph" style:parent-style-name="Standard">
      <style:text-properties officeooo:paragraph-rsid="0016024f"/>
    </style:style>
    <style:style style:name="P15" style:family="paragraph" style:parent-style-name="Standard">
      <style:text-properties fo:font-size="20pt" fo:font-weight="bold" style:font-size-asian="20pt" style:font-weight-asian="bold" style:font-size-complex="20pt" style:font-weight-complex="bold"/>
    </style:style>
    <style:style style:name="P16" style:family="paragraph" style:parent-style-name="Standard">
      <style:text-properties fo:font-size="16pt" fo:font-weight="bold" style:font-size-asian="16pt" style:font-weight-asian="bold" style:font-size-complex="16pt" style:font-weight-complex="bold"/>
    </style:style>
    <style:style style:name="T1" style:family="text">
      <style:text-properties fo:font-weight="normal" style:font-weight-asian="normal" style:font-weight-complex="normal"/>
    </style:style>
    <style:style style:name="T2" style:family="text">
      <style:text-properties style:font-name="Liberation Serif" officeooo:rsid="00065652"/>
    </style:style>
    <style:style style:name="T3" style:family="text">
      <style:text-properties fo:font-size="28pt" fo:font-weight="normal" style:font-size-asian="28pt" style:font-weight-asian="normal" style:font-size-complex="28pt" style:font-weight-complex="normal"/>
    </style:style>
    <style:style style:name="T4" style:family="text">
      <style:text-properties fo:font-size="28pt" fo:font-weight="normal" officeooo:rsid="00065652" style:font-size-asian="28pt" style:font-weight-asian="normal" style:font-size-complex="28pt" style:font-weight-complex="normal"/>
    </style:style>
    <style:style style:name="T5" style:family="text">
      <style:text-properties fo:font-size="28pt" fo:font-weight="normal" officeooo:rsid="001154a6" style:font-size-asian="28pt" style:font-weight-asian="normal" style:font-size-complex="28pt" style:font-weight-complex="normal"/>
    </style:style>
    <style:style style:name="T6" style:family="text">
      <style:text-properties fo:font-size="28pt" fo:font-weight="bold" style:font-size-asian="28pt" style:font-weight-asian="bold" style:font-size-complex="28pt" style:font-weight-complex="bold"/>
    </style:style>
    <style:style style:name="T7" style:family="text">
      <style:text-properties fo:color="#3faf46" loext:opacity="100%" style:font-name="Liberation Serif" fo:font-size="32pt" fo:font-style="italic" fo:font-weight="bold" officeooo:rsid="00065652" style:font-size-asian="32pt" style:font-style-asian="italic" style:font-weight-asian="bold" style:font-size-complex="32pt" style:font-style-complex="italic" style:font-weight-complex="bold"/>
    </style:style>
    <style:style style:name="T8" style:family="text">
      <style:text-properties fo:color="#3faf46" loext:opacity="100%" style:font-name="Liberation Serif" fo:font-size="32pt" fo:font-style="italic" fo:font-weight="bold" officeooo:rsid="00108211" style:font-size-asian="32pt" style:font-style-asian="italic" style:font-weight-asian="bold" style:font-size-complex="32pt" style:font-style-complex="italic" style:font-weight-complex="bold"/>
    </style:style>
    <style:style style:name="T9" style:family="text">
      <style:text-properties fo:color="#3faf46" loext:opacity="100%" style:font-name="Liberation Serif" fo:font-size="32pt" fo:font-style="italic" officeooo:rsid="00065652" style:font-size-asian="32pt" style:font-style-asian="italic" style:font-size-complex="32pt" style:font-style-complex="italic"/>
    </style:style>
    <style:style style:name="T10" style:family="text">
      <style:text-properties officeooo:rsid="0016024f"/>
    </style:style>
    <style:style style:name="T11" style:family="text">
      <style:text-properties fo:color="#000000" loext:opacity="100%" style:font-name="Calibri" fo:font-size="20pt" fo:letter-spacing="normal" officeooo:rsid="0016024f" style:font-size-asian="20pt" style:font-size-complex="16pt"/>
    </style:style>
    <style:style style:name="T12" style:family="text">
      <style:text-properties fo:font-size="16pt" style:font-size-asian="16pt" style:font-size-complex="16pt"/>
    </style:style>
    <style:style style:name="T13" style:family="text">
      <style:text-properties fo:font-size="16pt" officeooo:rsid="0016024f" style:font-size-asian="16pt" style:font-size-complex="16pt"/>
    </style:style>
    <style:style style:name="T14" style:family="text">
      <style:text-properties fo:font-weight="bold" style:font-weight-asian="bold" style:font-weight-complex="bold"/>
    </style:style>
    <style:style style:name="T15" style:family="text">
      <style:text-properties fo:font-weight="bold" officeooo:rsid="0016024f"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Strong_20_Emphasis"><text:span text:style-name="T9"/></text:span></text:p>
      <text:p text:style-name="P5"><text:span text:style-name="Strong_20_Emphasis"><text:span text:style-name="T7"/></text:span></text:p>
      <text:p text:style-name="P5"><text:span text:style-name="Strong_20_Emphasis"><text:span text:style-name="T7"><text:tab/></text:span></text:span><text:span text:style-name="T7">Mirafra </text:span><text:span text:style-name="T8">T</text:span><text:span text:style-name="T7">echnology PVT LTD </text:span></text:p>
      <text:p text:style-name="P2"/>
      <text:p text:style-name="P2"/>
      <text:p text:style-name="P2"/>
      <text:p text:style-name="P2"/>
      <text:p text:style-name="P2"/>
      <text:p text:style-name="P2"/>
      <text:p text:style-name="P2"/>
      <text:p text:style-name="P2"/>
      <text:p text:style-name="P2"/>
      <text:p text:style-name="P2"/>
      <text:p text:style-name="P2"/>
      <text:p text:style-name="P3"><text:span text:style-name="Strong_20_Emphasis"><text:span text:style-name="T3"><text:tab/><text:tab/></text:span></text:span><text:span text:style-name="Strong_20_Emphasis"><text:span text:style-name="T6"><text:tab/>Inventory Management </text:span></text:span></text:p>
      <text:p text:style-name="P3"><text:span text:style-name="Strong_20_Emphasis"><text:span text:style-name="T6"><text:tab/><text:tab/>System Requirements Document</text:span></text:span></text:p>
      <text:p text:style-name="P2"><text:span text:style-name="Strong_20_Emphasis"><text:span text:style-name="T1"/></text:span></text:p>
      <text:p text:style-name="P2"/>
      <text:p text:style-name="P2"/>
      <text:p text:style-name="P6"/>
      <text:p text:style-name="P6"/>
      <text:p text:style-name="P6"/>
      <text:p text:style-name="P6"/>
      <text:p text:style-name="P6"/>
      <text:p text:style-name="P6"/>
      <text:p text:style-name="P6"/>
      <text:p text:style-name="P6"/>
      <text:p text:style-name="P6"/>
      <text:p text:style-name="P6"/>
      <text:p text:style-name="P4">Project Owner<text:tab/><text:tab/><text:tab/><text:tab/><text:tab/><text:tab/>Developer</text:p>
      <text:p text:style-name="P3"><text:span text:style-name="Strong_20_Emphasis"><text:span text:style-name="T4">Gaurav Agrarwal<text:tab/><text:tab/><text:tab/><text:tab/><text:tab/></text:span></text:span><text:span text:style-name="Strong_20_Emphasis"><text:span text:style-name="T5">Sugi S</text:span></text:span></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5"><text:soft-page-break/><text:span text:style-name="Strong_20_Emphasis"><text:span text:style-name="T2"/></text:span></text:p>
      <text:p text:style-name="P10">1. Introduction</text:p>
      <text:p text:style-name="P7"/>
      <text:p text:style-name="P7">The Inventory Management System (IMS) is a software application designed to efficiently manage various types of inventory, including Books, Hardware, and Software. The system will provide users with a user-friendly dashboard to view and manage the inventory, allowing them to perform searches and apply filters to quickly find specific items. This document outlines the functional requirements and features of the Inventory Management System.</text:p>
      <text:p text:style-name="P7"/>
      <text:p text:style-name="P11">2. Scope</text:p>
      <text:p text:style-name="P7"/>
      <text:p text:style-name="P7">The Inventory Management System will encompass the following functionalities:</text:p>
      <text:p text:style-name="P7"/>
      <text:p text:style-name="P7">1. Add, update, and delete entries for Books, Hardware, and Software inventory.</text:p>
      <text:p text:style-name="P7">2. View the list of available hardware, software, and books in the system.</text:p>
      <text:p text:style-name="P7">3. Filter hardware and software based on specific criteria such as type, ROM, RAM, and operating system.</text:p>
      <text:p text:style-name="P7">4. Search for books by name and ISBN number.</text:p>
      <text:p text:style-name="P7">5. Search hardware by name.</text:p>
      <text:p text:style-name="P7">6. Search software by name and filter by operating system type (Floating/Fixed).</text:p>
      <text:p text:style-name="P7">7. Display a dashboard with summary information on hardware and book availability.</text:p>
      <text:p text:style-name="P7"/>
      <text:p text:style-name="P11">3. Functional Requirements</text:p>
      <text:p text:style-name="P7"/>
      <text:p text:style-name="P13">3.1. Inventory Management</text:p>
      <text:p text:style-name="P7"/>
      <text:p text:style-name="P9">3.1.1. Add Inventory Items</text:p>
      <text:p text:style-name="P7">- The system shall allow users to add new Books, Hardware, and Software items to the inventory.</text:p>
      <text:p text:style-name="P7">- Each inventory item must have relevant attributes as described in the inventory types below.</text:p>
      <text:p text:style-name="P9"><text:soft-page-break/></text:p>
      <text:p text:style-name="P9">3.1.2. Update Inventory Items</text:p>
      <text:p text:style-name="P7">- The system shall allow users to update the attributes of existing inventory items.</text:p>
      <text:p text:style-name="P7"/>
      <text:p text:style-name="P9">3.1.3. Delete Inventory Items</text:p>
      <text:p text:style-name="P7">- The system shall allow users to delete inventory items from the system.</text:p>
      <text:p text:style-name="P7"/>
      <text:p text:style-name="P13">3.2. Inventory Types and Attributes</text:p>
      <text:p text:style-name="P7"/>
      <text:p text:style-name="P9">3.2.1. Book Inventory Type</text:p>
      <text:p text:style-name="P7">- ISBN number (Unique identifier for the book)</text:p>
      <text:p text:style-name="P7">- Author</text:p>
      <text:p text:style-name="P7">- Serial Number (Optional)</text:p>
      <text:p text:style-name="P7">- Book Title</text:p>
      <text:p text:style-name="P7"/>
      <text:p text:style-name="P9">3.2.2. Hardware Inventory Type</text:p>
      <text:p text:style-name="P7">- Hardware Serial Number (Unique identifier for the hardware)</text:p>
      <text:p text:style-name="P7">- Type of Hardware</text:p>
      <text:p text:style-name="P7">- Size of ROM (in GB)</text:p>
      <text:p text:style-name="P7">- Size of RAM (in GB)</text:p>
      <text:p text:style-name="P7">- Operating System</text:p>
      <text:p text:style-name="P7">- Name of Hardware</text:p>
      <text:p text:style-name="P7"/>
      <text:p text:style-name="P9">3.2.3. Software Inventory Type</text:p>
      <text:p text:style-name="P7">- Software Serial Number (Unique identifier for the software)</text:p>
      <text:p text:style-name="P7">- Name of Software</text:p>
      <text:p text:style-name="P7">- Operating System</text:p>
      <text:p text:style-name="P7">- Type of License (Floating/Fixed)</text:p>
      <text:p text:style-name="P7"/>
      <text:p text:style-name="P13">3.3. Dashboard</text:p>
      <text:p text:style-name="P7"/>
      <text:p text:style-name="P9">3.3.1. Hardware Summary</text:p>
      <text:p text:style-name="P7">- The dashboard shall display the total number of hardware items in the system.</text:p>
      <text:p text:style-name="P9"/>
      <text:p text:style-name="P9"><text:soft-page-break/></text:p>
      <text:p text:style-name="P9">3.3.2. Available Hardware</text:p>
      <text:p text:style-name="P7">- The dashboard shall display the total number of available hardware items in the system.</text:p>
      <text:p text:style-name="P7"/>
      <text:p text:style-name="P9">3.3.3. Filter Hardware</text:p>
      <text:p text:style-name="P7">- Users shall be able to filter hardware items by type, ROM size, RAM size, and operating system.</text:p>
      <text:p text:style-name="P7"/>
      <text:p text:style-name="P9">3.3.4. Book Summary</text:p>
      <text:p text:style-name="P7">- The dashboard shall display the total number of book items in the system.</text:p>
      <text:p text:style-name="P7"/>
      <text:p text:style-name="P9">3.3.5. Available Books</text:p>
      <text:p text:style-name="P7">- The dashboard shall display the total number of available books in the system.</text:p>
      <text:p text:style-name="P7"/>
      <text:p text:style-name="P9">3.3.6. Filter Software</text:p>
      <text:p text:style-name="P7">- Users shall be able to filter software items by operating system type (Floating/Fixed).</text:p>
      <text:p text:style-name="P7"/>
      <text:p text:style-name="P13">3.4. Searching</text:p>
      <text:p text:style-name="P7"/>
      <text:p text:style-name="P9">3.4.1. Search Books</text:p>
      <text:p text:style-name="P7">- Users shall be able to search for books by their name and ISBN number.</text:p>
      <text:p text:style-name="P7"/>
      <text:p text:style-name="P9">3.4.2. Search Hardware</text:p>
      <text:p text:style-name="P7">- Users shall be able to search for hardware items by their name.</text:p>
      <text:p text:style-name="P7"/>
      <text:p text:style-name="P9">3.4.3. Search Software</text:p>
      <text:p text:style-name="P7">- Users shall be able to search for software items by their name.</text:p>
      <text:p text:style-name="P11"/>
      <text:p text:style-name="P11"/>
      <text:p text:style-name="P11"/>
      <text:p text:style-name="P11"/>
      <text:p text:style-name="P11"/>
      <text:p text:style-name="P11"><text:soft-page-break/></text:p>
      <text:p text:style-name="P11">4. Non-Functional Requirements</text:p>
      <text:p text:style-name="P7"/>
      <text:p text:style-name="P7">- The system shall <text:span text:style-name="T10">be</text:span> user-friendly.</text:p>
      <text:p text:style-name="P7">- The system shall support multiple user roles (e.g., admin, staff) </text:p>
      <text:p text:style-name="P8">- The system shall be scalable to accommodate a growing inventory.</text:p>
      <text:p text:style-name="P14"><text:span text:style-name="T12">- The system shall be developed using a </text:span><text:span text:style-name="T13">data structure, pointer, error handling, dynamic memory allocation,</text:span><text:span text:style-name="T11"> </text:span><text:span text:style-name="T12">stack and best coding practices.</text:span></text:p>
      <text:p text:style-name="P7"/>
      <text:p text:style-name="P12"><text:span text:style-name="T15">5</text:span><text:span text:style-name="T14">. Constraints</text:span></text:p>
      <text:p text:style-name="P7"/>
      <text:p text:style-name="P7">- The project will have a fixed timeline for completion.</text:p>
      <text:p text:style-name="P7">- The system shall be developed within the allocated budget.</text:p>
      <text:p text:style-name="P7"/>
      <text:p text:style-name="P11"><text:span text:style-name="T10">6</text:span>. Approval</text:p>
      <text:p text:style-name="P7"/>
      <text:p text:style-name="P7">This document shall be reviewed and approved by the project stakeholders before proceeding with the development of the Inventory Management System.</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erif1" style:font-family-complex="'Liberation Serif'"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Title_20_Slide_7e_LT_7e_Gliederung_20_1" style:display-name="Title Slide~LT~Gliederung 1" style:family="paragraph">
      <style:paragraph-properties fo:margin-top="0.1965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erif1" style:font-family-complex="'Liberation Serif'"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paragraph-properties fo:margin-top="0.1575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paragraph-properties fo:margin-top="0.1181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paragraph-properties fo:margin-top="0.0783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erif1" style:font-family-complex="'Liberation Serif'" style:font-family-generic-complex="system" style:font-pitch-complex="variable" style:font-size-complex="12pt" style:text-emphasize="none"/>
    </style:style>
    <style:style style:name="Title_20_Slide_7e_LT_7e_Untertitel" style:display-name="Title Slide~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erif1" style:font-family-complex="'Liberation Serif'" style:font-family-generic-complex="system" style:font-pitch-complex="variable" style:font-size-complex="12pt" style:text-emphasize="none"/>
    </style:style>
    <style:style style:name="Title_20_Slide_7e_LT_7e_Notizen" style:display-name="Title Slid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erif1" style:font-family-complex="'Liberation Serif'" style:font-family-generic-complex="system" style:font-pitch-complex="variable" style:font-size-complex="12pt" style:text-emphasize="none"/>
    </style:style>
    <style:style style:name="Title_20_Slide_7e_LT_7e_Hintergrundobjekte" style:display-name="Title Slide~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Title_20_Slide_7e_LT_7e_Hintergrund" style:display-name="Title Slide~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Liberation Serif1" style:font-family-complex="'Liberation Serif'"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erif1" style:font-family-complex="'Liberation Serif'"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erif1" style:font-family-complex="'Liberation Serif'"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paragraph-properties fo:margin-top="0.1965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erif1" style:font-family-complex="'Liberation Serif'"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paragraph-properties fo:margin-top="0.1575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paragraph-properties fo:margin-top="0.1181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paragraph-properties fo:margin-top="0.0783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erif1" style:font-family-complex="'Liberation Serif'" style:font-family-generic-complex="system" style:font-pitch-complex="variable" style:font-size-complex="12pt" style:text-emphasize="none"/>
    </style:style>
    <style:style style:name="Title_20_and_20_Content_7e_LT_7e_Untertitel" style:display-name="Title and Content~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erif1" style:font-family-complex="'Liberation Serif'" style:font-family-generic-complex="system" style:font-pitch-complex="variable" style:font-size-complex="12pt" style:text-emphasize="none"/>
    </style:style>
    <style:style style:name="Title_20_and_20_Content_7e_LT_7e_Notizen" style:display-name="Title and Conten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erif1" style:font-family-complex="'Liberation Serif'" style:font-family-generic-complex="system" style:font-pitch-complex="variable" style:font-size-complex="12pt" style:text-emphasize="none"/>
    </style:style>
    <style:style style:name="Title_20_and_20_Content_7e_LT_7e_Hintergrundobjekte" style:display-name="Title and Content~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Title_20_and_20_Content_7e_LT_7e_Hintergrund" style:display-name="Title and Content~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02T12:10:21.228000000</meta:creation-date>
    <dc:date>2023-08-03T15:30:08.422000000</dc:date>
    <meta:editing-duration>PT24M59S</meta:editing-duration>
    <meta:editing-cycles>5</meta:editing-cycles>
    <meta:generator>LibreOffice/7.3.0.3$Windows_X86_64 LibreOffice_project/0f246aa12d0eee4a0f7adcefbf7c878fc2238db3</meta:generator>
    <meta:document-statistic meta:table-count="0" meta:image-count="0" meta:object-count="0" meta:page-count="5" meta:paragraph-count="73" meta:word-count="594" meta:character-count="3713" meta:non-whitespace-character-count="3174"/>
  </office:meta>
</office:document-meta>
</file>